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36779c" officeooo:paragraph-rsid="0011695f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2d06c3" officeooo:paragraph-rsid="0011695f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1e6094" officeooo:paragraph-rsid="0011695f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1ec36d" officeooo:paragraph-rsid="0011695f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2aaa94" officeooo:paragraph-rsid="0011695f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35863c" officeooo:paragraph-rsid="0011695f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1695f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rsid="0011d47c" officeooo:paragraph-rsid="0011d47c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21b06" officeooo:paragraph-rsid="00121b06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319c85" officeooo:paragraph-rsid="0011695f"/>
    </style:style>
    <style:style style:name="P11" style:family="paragraph" style:parent-style-name="Preformatted_20_Text">
      <style:paragraph-properties fo:margin-top="0cm" fo:margin-bottom="0.499cm" style:contextual-spacing="false"/>
      <style:text-properties fo:font-weight="bold" officeooo:rsid="0011d47c" officeooo:paragraph-rsid="0011d47c" style:font-weight-asian="bold" style:font-weight-complex="bold"/>
    </style:style>
    <style:style style:name="P12" style:family="paragraph" style:parent-style-name="Preformatted_20_Text">
      <style:paragraph-properties fo:margin-top="0cm" fo:margin-bottom="0.499cm" style:contextual-spacing="false"/>
      <style:text-properties fo:font-weight="bold" officeooo:rsid="0012c824" officeooo:paragraph-rsid="00153f47" style:font-weight-asian="bold" style:font-weight-complex="bold"/>
    </style:style>
    <style:style style:name="P13" style:family="paragraph" style:parent-style-name="Preformatted_20_Text">
      <style:paragraph-properties fo:margin-top="0cm" fo:margin-bottom="0.499cm" style:contextual-spacing="false"/>
      <style:text-properties fo:font-weight="bold" officeooo:rsid="0012c824" officeooo:paragraph-rsid="0012c824" style:font-weight-asian="bold" style:font-weight-complex="bold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rsid="001d40dd" officeooo:paragraph-rsid="001d40dd"/>
    </style:style>
    <style:style style:name="P15" style:family="paragraph" style:parent-style-name="Preformatted_20_Text">
      <style:text-properties officeooo:paragraph-rsid="0011695f"/>
    </style:style>
    <style:style style:name="P16" style:family="paragraph" style:parent-style-name="Preformatted_20_Text">
      <style:text-properties officeooo:paragraph-rsid="00188bfa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11695f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1ef163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rsid="001ef163" officeooo:paragraph-rsid="001ef163"/>
    </style:style>
    <style:style style:name="T1" style:family="text">
      <style:text-properties officeooo:rsid="0035863c"/>
    </style:style>
    <style:style style:name="T2" style:family="text">
      <style:text-properties officeooo:rsid="001ec36d"/>
    </style:style>
    <style:style style:name="T3" style:family="text">
      <style:text-properties officeooo:rsid="002aaa94"/>
    </style:style>
    <style:style style:name="T4" style:family="text">
      <style:text-properties officeooo:rsid="001e6094"/>
    </style:style>
    <style:style style:name="T5" style:family="text">
      <style:text-properties officeooo:rsid="0012c824"/>
    </style:style>
    <style:style style:name="T6" style:family="text">
      <style:text-properties officeooo:rsid="001a0b62"/>
    </style:style>
    <style:style style:name="T7" style:family="text">
      <style:text-properties officeooo:rsid="001bb8e7"/>
    </style:style>
    <style:style style:name="T8" style:family="text">
      <style:text-properties officeooo:rsid="001d40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udo apt-get update &amp;&amp; sudo apt-get upgrade -y</text:p>
      <text:p text:style-name="P2">sudo apt-get install openjdk-7-jdk -y</text:p>
      <text:p text:style-name="P3"><text:span text:style-name="T1">wget </text:span>http://archive.apache.org/dist/flume/1.4.0/apache-flume-1.4.0-bin.tar.gz</text:p>
      <text:p text:style-name="P3">tar -zxvf apache-flume-1.4.0-bin.tar.gz</text:p>
      <text:p text:style-name="P4">cd apache-flume-1.4.0-bin/conf/</text:p>
      <text:p text:style-name="P3"><text:span text:style-name="T2">mv </text:span>flume-env.sh.template <text:span text:style-name="T2">f</text:span>lume-env.sh</text:p>
      <text:p text:style-name="P5">nano /home/ubuntu/apache-flume-1.4.0-bin/conf/flume-env.sh</text:p>
      <text:p text:style-name="P5">JAVA_HOME=/usr/lib/jvm/java-<text:span text:style-name="T8">7</text:span>-openjdk-amd64</text:p>
      <text:p text:style-name="P3">FLUME_CLASSPATH="<text:span text:style-name="T3">/home/ubuntu/apache-flume-1.4.0-bin/lib/*.jar</text:span>"</text:p>
      <text:p text:style-name="P6">cd</text:p>
      <text:p text:style-name="P4"><text:span text:style-name="T1">nano </text:span>apache-flume-1.4.0-bin/conf/<text:span text:style-name="T1">flume.conf</text:span></text:p>
      <text:p text:style-name="P15"># Flume agent config</text:p>
      <text:p text:style-name="P15">cloudage.sources = eventlog</text:p>
      <text:p text:style-name="P15">cloudage.channels = file_channel</text:p>
      <text:p text:style-name="P15">cloudage.sinks = sink_to_hdfs</text:p>
      <text:p text:style-name="P15"/>
      <text:p text:style-name="P15"># Define / Configure source</text:p>
      <text:p text:style-name="P15">cloudage.sources.eventlog.type = exec</text:p>
      <text:p text:style-name="P15">cloudage.sources.eventlog.command = tail -F /var/log/flume/eventlog.log</text:p>
      <text:p text:style-name="P15">cloudage.sources.eventlog.restart = true</text:p>
      <text:p text:style-name="P15">cloudage.sources.eventlog.batchSize = 1000</text:p>
      <text:p text:style-name="P15">#cloudage.sources.eventlog.type = seq</text:p>
      <text:p text:style-name="P15"/>
      <text:p text:style-name="P15"># HDFS sinks</text:p>
      <text:p text:style-name="P15">cloudage.sinks.sink_to_hdfs.type = hdfs</text:p>
      <text:p text:style-name="P15">cloudage.sinks.sink_to_hdfs.hdfs.fileType = DataStream</text:p>
      <text:p text:style-name="P16">cloudage.sinks.sink_to_hdfs.hdfs.path = hdfs://<text:span text:style-name="T6">localhost</text:span>:9000/user/ubuntu/flume/events</text:p>
      <text:p text:style-name="P15">cloudage.sinks.sink_to_hdfs.hdfs.filePrefix = eventlog</text:p>
      <text:p text:style-name="P15">cloudage.sinks.sink_to_hdfs.hdfs.fileSuffix = .log</text:p>
      <text:p text:style-name="P15">cloudage.sinks.sink_to_hdfs.hdfs.batchSize = 1000</text:p>
      <text:p text:style-name="P15"/>
      <text:p text:style-name="P15"># Use a channel which buffers events in memory</text:p>
      <text:p text:style-name="P15">cloudage.channels.file_channel.type = file</text:p>
      <text:p text:style-name="P15">cloudage.channels.file_channel.checkpointDir = /var/log/flume/checkpoint</text:p>
      <text:p text:style-name="P15">cloudage.channels.file_channel.dataDirs = /var/log/flume/data</text:p>
      <text:p text:style-name="P15"/>
      <text:p text:style-name="P15"># Bind the source and sink to the channel</text:p>
      <text:p text:style-name="P15">cloudage.sources.eventlog.channels = file_channel</text:p>
      <text:p text:style-name="P7">cloudage.sinks.sink_to_hdfs.channel = file_channel</text:p>
      <text:p text:style-name="P15"><text:span text:style-name="T4">sudo </text:span>mkdir /var/log/flume/</text:p>
      <text:p text:style-name="P15"><text:span text:style-name="T4">sudo </text:span>mkdir /var/log/flume/checkpoint/</text:p>
      <text:p text:style-name="P15"><text:span text:style-name="T4">sudo </text:span>mkdir /var/log/flume/data/</text:p>
      <text:p text:style-name="P7"><text:span text:style-name="T4">sudo </text:span>chmod 777 -R /var/log/flume</text:p>
      <text:p text:style-name="P14">hadoop fs -mkdir hdfs://<text:span text:style-name="T6">localhost</text:span>:9000/user/ubuntu/flume/events</text:p>
      <text:p text:style-name="P7">wget <text:a xlink:type="simple" xlink:href="https://s3-ap-southeast-2.amazonaws.com/datasetz/generate_logs.py" text:style-name="Internet_20_link" text:visited-style-name="Visited_20_Internet_20_Link">https://s3-ap-southeast-2.amazonaws.com/datasetz/generate_logs.py</text:a></text:p>
      <text:p text:style-name="P10"><text:soft-page-break/>cd apache-flume-1.4.0-bin/bin</text:p>
      <text:p text:style-name="P7">./flume-ng agent --conf /home/ubuntu/apache-flume-1.4.0-bin/conf/ --conf-file /home/ubuntu/apache-flume-1.4.0-bin/conf/flume.conf <text:s/>--name cloudage</text:p>
      <text:p text:style-name="P18">tail -F /var/log/flume/eventlog.log</text:p>
      <text:p text:style-name="P19">sudo python eventlog.log</text:p>
      <text:p text:style-name="P1">nc -l localhost 1234</text:p>
      <text:p text:style-name="P1">telnet localhost 1234</text:p>
      <text:p text:style-name="P12">or</text:p>
      <text:p text:style-name="P12">nano .bashrc</text:p>
      <text:p text:style-name="P13">export FLUME_PREFIX=/home/ubuntu/apache-flume-1.4.0-bin/</text:p>
      <text:p text:style-name="P13">export PATH=$PATH:<text:span text:style-name="T7">$</text:span>FLUME_PREFIX/bin</text:p>
      <text:p text:style-name="P11"><text:span text:style-name="T5">F</text:span>or a seperate flume server make sure common*.jar is in flume lib</text:p>
      <text:p text:style-name="P11">cp /usr/local/hadoop/lib/common*.jar /home/ubuntu/ apache-flume-1.4.0-bin/lib/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65cm" fo:margin-right="0.4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02:18:28.920134515</meta:creation-date>
    <dc:date>2017-11-25T03:55:36.594937789</dc:date>
    <meta:editing-duration>PT2H37M27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188" meta:character-count="2325" meta:non-whitespace-character-count="2192"/>
  </office:meta>
</office:document-meta>
</file>